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0"/>
    <style:style style:name="P2" style:family="paragraph" style:parent-style-name="Standard" style:list-style-name="L13"/>
    <style:style style:name="P3" style:family="paragraph" style:parent-style-name="Standard" style:list-style-name="L11">
      <style:paragraph-properties fo:margin-left="2.501cm" fo:margin-right="0cm" fo:text-indent="-0.635cm" style:auto-text-indent="false"/>
    </style:style>
    <style:style style:name="P4" style:family="paragraph" style:parent-style-name="Standard" style:list-style-name="L11">
      <style:paragraph-properties fo:margin-left="2.501cm" fo:margin-right="0cm" fo:text-indent="-0.635cm" style:auto-text-indent="false"/>
      <style:text-properties fo:font-weight="bold" style:font-weight-asian="bold" style:font-weight-complex="bold"/>
    </style:style>
    <style:style style:name="P5" style:family="paragraph" style:parent-style-name="Standard" style:list-style-name="L12">
      <style:paragraph-properties fo:margin-left="2.501cm" fo:margin-right="0cm" fo:text-indent="-0.635cm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flexions sur les reports.</text:p>
      <text:p text:style-name="Standard"/>
      <text:p text:style-name="Standard">Plusieurs types de reports :</text:p>
      <text:list xml:id="list1603011983" text:style-name="L10">
        <text:list-item>
          <text:p text:style-name="P1">courrier :</text:p>
        </text:list-item>
      </text:list>
      <text:list xml:id="list774540345" text:style-name="L11">
        <text:list-item>
          <text:p text:style-name="P3">utilise les odt.</text:p>
        </text:list-item>
        <text:list-item>
          <text:p text:style-name="P3">C'est déjà en place pas grand chose à faire.</text:p>
        </text:list-item>
        <text:list-item>
          <text:p text:style-name="P3">Compte rendu de consultation</text:p>
        </text:list-item>
        <text:list-item>
          <text:p text:style-name="P3">pas d'odt de fait</text:p>
        </text:list-item>
        <text:list-item>
          <text:p text:style-name="P3">header</text:p>
        </text:list-item>
        <text:list-item>
          <text:p text:style-name="P4">compte rendu de consultation</text:p>
        </text:list-item>
        <text:list-item>
          <text:p text:style-name="P3">on récupere les données de la database. :</text:p>
        </text:list-item>
        <text:list-item>
          <text:p text:style-name="P3">date</text:p>
        </text:list-item>
        <text:list-item>
          <text:p text:style-name="P3">motif</text:p>
        </text:list-item>
        <text:list-item>
          <text:p text:style-name="P3">comment</text:p>
        </text:list-item>
        <text:list-item>
          <text:p text:style-name="P3">chief complaint</text:p>
        </text:list-item>
        <text:list-item>
          <text:p text:style-name="P3">refraction</text:p>
        </text:list-item>
        <text:list-item>
          <text:p text:style-name="P3">tonometrie</text:p>
        </text:list-item>
        <text:list-item>
          <text:p text:style-name="P3">SLE</text:p>
        </text:list-item>
        <text:list-item>
          <text:p text:style-name="P3">conclusion</text:p>
        </text:list-item>
        <text:list-item>
          <text:p text:style-name="P3">formalisation</text:p>
        </text:list-item>
      </text:list>
      <text:list xml:id="list1984039907" text:continue-list="list1603011983" text:style-name="L10">
        <text:list-item>
          <text:p text:style-name="P1">compte rendu d'actes techniques</text:p>
        </text:list-item>
      </text:list>
      <text:list xml:id="list870773141" text:style-name="L12">
        <text:list-item>
          <text:p text:style-name="P5">OCT</text:p>
        </text:list-item>
        <text:list-item>
          <text:p text:style-name="P5">ANGIO</text:p>
        </text:list-item>
      </text:list>
      <text:list xml:id="list1319708580" text:continue-list="list1984039907" text:style-name="L10">
        <text:list-item>
          <text:p text:style-name="P1">compte rendu de laser</text:p>
        </text:list-item>
        <text:list-item>
          <text:p text:style-name="P1">Compte rendu de bloc</text:p>
        </text:list-item>
      </text:list>
      <text:list xml:id="list2026232716" text:style-name="L13">
        <text:list-item>
          <text:p text:style-name="P2">Header : correspond au champ procedure type id de bloc agenda line</text:p>
        </text:list-item>
        <text:list-item>
          <text:p text:style-name="P2">indication correspond au champ indication_id de bloc agenda line</text:p>
        </text:list-item>
        <text:list-item>
          <text:p text:style-name="P2">champ avec le matériel : Acurus mis en service </text:p>
        </text:list-item>
        <text:list-item>
          <text:p text:style-name="P2">corps de texte</text:p>
        </text:list-item>
        <text:list-item>
          <text:p text:style-name="P2"/>
        </text:list-item>
      </text:list>
      <text:p text:style-name="Standard">Les indications</text:p>
      <text:p text:style-name="Standard">indications pour la chirurgie</text:p>
      <text:p text:style-name="Standard">indications pour les actes techni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FRANCOIS</meta:initial-creator>
    <meta:creation-date>2015-01-18T21:09:11</meta:creation-date>
    <dc:date>2015-01-18T21:24:24</dc:date>
    <dc:creator>Laurent FRANCOIS</dc:creator>
    <meta:editing-duration>PT3M4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31" meta:word-count="132" meta:character-count="619" meta:non-whitespace-character-count="616"/>
  </office:meta>
</office:document-meta>
</file>